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Resource.getU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Resource.setEntry( TarEntry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rResource.get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Resource.fetchEnt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arResource.get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R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Resource.getG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Resource.getIn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rResource.TarResource( File a , Tar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Resource.TarResource( Resource a , TarEntry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Resource.Ta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